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10ada7" officeooo:paragraph-rsid="0010ada7" style:font-size-asian="14pt" style:font-size-complex="16pt"/>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officeooo:rsid="001bba87" officeooo:paragraph-rsid="001bba87" style:font-size-asian="14pt" style:font-size-complex="16pt"/>
    </style:style>
    <style:style style:name="P3" style:family="paragraph" style:parent-style-name="Standard">
      <style:paragraph-properties fo:text-align="center" style:justify-single-word="false"/>
      <style:text-properties fo:font-size="16pt" fo:language="el" fo:country="GR" style:text-underline-style="solid" style:text-underline-width="auto" style:text-underline-color="font-color" officeooo:rsid="0010ada7" officeooo:paragraph-rsid="0010ada7" style:font-size-asian="14pt" style:font-size-complex="16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0ada7" officeooo:paragraph-rsid="0010ada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0ada7" officeooo:paragraph-rsid="0010ada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ed6f9" officeooo:paragraph-rsid="001ed6f9"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l" fo:country="GR" style:text-underline-style="none" fo:font-weight="normal" officeooo:rsid="001ed6f9" officeooo:paragraph-rsid="001ed6f9"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l" fo:country="GR" style:text-underline-style="solid" style:text-underline-width="auto" style:text-underline-color="font-color" fo:font-weight="normal" officeooo:rsid="0010ada7" officeooo:paragraph-rsid="0010ada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officeooo:paragraph-rsid="001ed6f9"/>
    </style:style>
    <style:style style:name="P10" style:family="paragraph" style:parent-style-name="Standard">
      <style:paragraph-properties fo:text-align="start" style:justify-single-word="false"/>
      <style:text-properties fo:font-size="14pt" style:text-underline-style="none" fo:font-weight="normal" officeooo:rsid="0010ada7" officeooo:paragraph-rsid="0010ada7" style:font-size-asian="12.25pt" style:font-weight-asian="normal" style:font-size-complex="14pt" style:font-weight-complex="normal"/>
    </style:style>
    <style:style style:name="P11" style:family="paragraph" style:parent-style-name="Standard" style:list-style-name="L1">
      <style:paragraph-properties fo:text-align="start" style:justify-single-word="false"/>
      <style:text-properties fo:font-size="12pt" fo:language="el" fo:country="GR" style:text-underline-style="none" fo:font-weight="normal" officeooo:rsid="0010ada7" officeooo:paragraph-rsid="0010ada7" style:font-size-asian="12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fo:language="el" fo:country="GR" style:text-underline-style="none" fo:font-weight="normal" officeooo:rsid="0010ada7" officeooo:paragraph-rsid="0010ada7" style:font-size-asian="12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language="el" fo:country="GR" style:text-underline-style="none" fo:font-weight="normal" officeooo:rsid="0010f2af" officeooo:paragraph-rsid="0010f2af" style:font-size-asian="12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language="el" fo:country="GR" style:text-underline-style="none" fo:font-weight="normal" officeooo:rsid="001ed6f9" officeooo:paragraph-rsid="001ed6f9" style:font-size-asian="12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language="el" fo:country="GR" style:text-underline-style="none" fo:font-weight="normal" officeooo:rsid="001f234d" officeooo:paragraph-rsid="001f234d"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language="el" fo:country="GR" style:text-underline-style="none" fo:font-weight="normal" officeooo:rsid="00281900" officeooo:paragraph-rsid="00281900" style:font-size-asian="12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fo:font-size="12pt" fo:language="el" fo:country="GR" style:text-underline-style="solid" style:text-underline-width="auto" style:text-underline-color="font-color" fo:font-weight="normal" officeooo:rsid="0010ada7" officeooo:paragraph-rsid="0010f2af" style:font-size-asian="12pt" style:font-weight-asian="normal" style:font-size-complex="12pt" style:font-weight-complex="normal"/>
    </style:style>
    <style:style style:name="P18" style:family="paragraph" style:parent-style-name="Standard" style:list-style-name="L4">
      <style:paragraph-properties fo:text-align="start" style:justify-single-word="false"/>
      <style:text-properties fo:font-size="12pt" fo:language="el" fo:country="GR" style:text-underline-style="solid" style:text-underline-width="auto" style:text-underline-color="font-color" fo:font-weight="normal" officeooo:rsid="0010ada7" officeooo:paragraph-rsid="002a3c8e"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l" fo:country="GR" style:text-underline-style="solid" style:text-underline-width="auto" style:text-underline-color="font-color" fo:font-weight="normal" officeooo:rsid="0010ada7" officeooo:paragraph-rsid="0010ada7"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l" fo:country="GR" style:text-underline-style="solid" style:text-underline-width="auto" style:text-underline-color="font-color" fo:font-weight="normal" officeooo:rsid="002575fb" officeooo:paragraph-rsid="002575fb" style:font-size-asian="12pt" style:font-weight-asian="normal" style:font-size-complex="12pt" style:font-weight-complex="normal"/>
    </style:style>
    <style:style style:name="P21" style:family="paragraph" style:parent-style-name="Standard" style:list-style-name="L5">
      <style:paragraph-properties fo:text-align="start" style:justify-single-word="false"/>
      <style:text-properties fo:font-size="12pt" fo:language="el" fo:country="GR" style:text-underline-style="solid" style:text-underline-width="auto" style:text-underline-color="font-color" fo:font-weight="normal" officeooo:rsid="0026facb" officeooo:paragraph-rsid="0026facb" style:font-size-asian="12pt" style:font-weight-asian="normal" style:font-size-complex="12pt" style:font-weight-complex="normal"/>
    </style:style>
    <style:style style:name="P22" style:family="paragraph" style:parent-style-name="Standard" style:list-style-name="L3">
      <style:paragraph-properties fo:text-align="start" style:justify-single-word="false"/>
      <style:text-properties fo:font-size="12pt" style:text-underline-style="none" fo:font-weight="normal" officeooo:rsid="0010ada7" officeooo:paragraph-rsid="0010ada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0ada7" officeooo:paragraph-rsid="0010ada7" style:font-size-asian="12pt" style:font-weight-asian="normal" style:font-size-complex="12pt" style:font-weight-complex="normal"/>
    </style:style>
    <style:style style:name="P24" style:family="paragraph" style:parent-style-name="Standard" style:list-style-name="L3">
      <style:paragraph-properties fo:text-align="start" style:justify-single-word="false"/>
      <style:text-properties fo:font-size="12pt" style:text-underline-style="none" fo:font-weight="normal" officeooo:rsid="0010f2af" officeooo:paragraph-rsid="0010f2af" style:font-size-asian="12pt" style:font-weight-asian="normal" style:font-size-complex="12pt" style:font-weight-complex="normal"/>
    </style:style>
    <style:style style:name="P25" style:family="paragraph" style:parent-style-name="Standard" style:list-style-name="L3">
      <style:paragraph-properties fo:text-align="start" style:justify-single-word="false"/>
      <style:text-properties fo:font-size="12pt" style:text-underline-style="none" fo:font-weight="normal" officeooo:rsid="001ed6f9" officeooo:paragraph-rsid="001ed6f9" style:font-size-asian="12pt" style:font-weight-asian="normal" style:font-size-complex="12pt" style:font-weight-complex="normal"/>
    </style:style>
    <style:style style:name="P26" style:family="paragraph" style:parent-style-name="Standard" style:list-style-name="L4">
      <style:paragraph-properties fo:text-align="start" style:justify-single-word="false"/>
      <style:text-properties fo:font-size="12pt" style:text-underline-style="solid" style:text-underline-width="auto" style:text-underline-color="font-color" fo:font-weight="normal" officeooo:rsid="0010ada7" officeooo:paragraph-rsid="0010ada7"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fo:language="el" fo:country="GR" officeooo:rsid="001ed6f9" officeooo:paragraph-rsid="001ed6f9"/>
    </style:style>
    <style:style style:name="P28" style:family="paragraph" style:parent-style-name="Standard" style:list-style-name="L3">
      <style:paragraph-properties fo:text-align="start" style:justify-single-word="false"/>
      <style:text-properties fo:language="el" fo:country="GR" officeooo:paragraph-rsid="0010ada7"/>
    </style:style>
    <style:style style:name="P29" style:family="paragraph" style:parent-style-name="Standard" style:list-style-name="L4">
      <style:paragraph-properties fo:text-align="start" style:justify-single-word="false"/>
      <style:text-properties officeooo:paragraph-rsid="0010ada7"/>
    </style:style>
    <style:style style:name="P30" style:family="paragraph" style:parent-style-name="Standard" style:list-style-name="L4">
      <style:paragraph-properties fo:text-align="start" style:justify-single-word="false"/>
      <style:text-properties officeooo:paragraph-rsid="0010f2af"/>
    </style:style>
    <style:style style:name="P31" style:family="paragraph" style:parent-style-name="Standard" style:list-style-name="L4">
      <style:paragraph-properties fo:text-align="start" style:justify-single-word="false"/>
      <style:text-properties officeooo:paragraph-rsid="0028bd6d"/>
    </style:style>
    <style:style style:name="P32" style:family="paragraph" style:parent-style-name="Standard" style:list-style-name="L4">
      <style:paragraph-properties fo:text-align="start" style:justify-single-word="false"/>
      <style:text-properties officeooo:paragraph-rsid="002a3c8e"/>
    </style:style>
    <style:style style:name="P33" style:family="paragraph" style:parent-style-name="Standard" style:list-style-name="L4">
      <style:paragraph-properties fo:text-align="start" style:justify-single-word="false"/>
      <style:text-properties officeooo:paragraph-rsid="002b9227"/>
    </style:style>
    <style:style style:name="P34" style:family="paragraph" style:parent-style-name="Standard" style:list-style-name="L5">
      <style:paragraph-properties fo:text-align="start" style:justify-single-word="false"/>
      <style:text-properties officeooo:paragraph-rsid="0026facb"/>
    </style:style>
    <style:style style:name="P35" style:family="paragraph" style:parent-style-name="Standard" style:list-style-name="L5">
      <style:paragraph-properties fo:text-align="start" style:justify-single-word="false"/>
      <style:text-properties officeooo:paragraph-rsid="00281900"/>
    </style:style>
    <style:style style:name="P36" style:family="paragraph" style:parent-style-name="Standard" style:list-style-name="L5">
      <style:paragraph-properties fo:text-align="start" style:justify-single-word="false"/>
      <style:text-properties officeooo:paragraph-rsid="002c3b72"/>
    </style:style>
    <style:style style:name="P37" style:family="paragraph" style:parent-style-name="Standard" style:list-style-name="L5">
      <style:paragraph-properties fo:text-align="start" style:justify-single-word="false"/>
      <style:text-properties officeooo:rsid="00281900" officeooo:paragraph-rsid="00281900"/>
    </style:style>
    <style:style style:name="P38" style:family="paragraph" style:parent-style-name="Standard">
      <style:paragraph-properties fo:text-align="start" style:justify-single-word="false" fo:break-before="page"/>
      <style:text-properties fo:font-size="12pt" fo:language="el" fo:country="GR" style:text-underline-style="solid" style:text-underline-width="auto" style:text-underline-color="font-color" fo:font-weight="normal" officeooo:rsid="0010ada7" officeooo:paragraph-rsid="0010ada7" style:font-size-asian="12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10f2af"/>
    </style:style>
    <style:style style:name="T3" style:family="text">
      <style:text-properties style:text-underline-style="none" officeooo:rsid="0028bd6d" fo:background-color="transparent" loext:char-shading-value="0"/>
    </style:style>
    <style:style style:name="T4" style:family="text">
      <style:text-properties style:text-underline-style="none" officeooo:rsid="002a3c8e" fo:background-color="transparent" loext:char-shading-value="0"/>
    </style:style>
    <style:style style:name="T5" style:family="text">
      <style:text-properties style:text-underline-style="none" officeooo:rsid="0028bd6d"/>
    </style:style>
    <style:style style:name="T6" style:family="text">
      <style:text-properties style:text-underline-style="none" officeooo:rsid="002a3c8e"/>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12pt" style:text-underline-style="none" fo:font-weight="normal" officeooo:rsid="0010ada7" style:font-size-asian="12pt" style:font-weight-asian="normal" style:font-size-complex="12pt" style:font-weight-complex="normal"/>
    </style:style>
    <style:style style:name="T9" style:family="text">
      <style:text-properties fo:font-size="12pt" style:text-underline-style="none" fo:font-weight="normal" officeooo:rsid="001ed6f9" style:font-size-asian="12pt" style:font-weight-asian="normal" style:font-size-complex="12pt" style:font-weight-complex="normal"/>
    </style:style>
    <style:style style:name="T10" style:family="text">
      <style:text-properties fo:font-size="12pt" style:text-underline-style="none" fo:font-weight="normal" officeooo:rsid="0025bff5" style:font-size-asian="12pt" style:font-weight-asian="normal" style:font-size-complex="12pt" style:font-weight-complex="normal"/>
    </style:style>
    <style:style style:name="T11" style:family="text">
      <style:text-properties fo:font-size="12pt" fo:language="el" fo:country="GR" style:text-underline-style="solid" style:text-underline-width="auto" style:text-underline-color="font-color" fo:font-weight="normal" officeooo:rsid="0010ada7" style:font-size-asian="12pt" style:font-weight-asian="normal" style:font-size-complex="12pt" style:font-weight-complex="normal"/>
    </style:style>
    <style:style style:name="T12" style:family="text">
      <style:text-properties fo:font-size="12pt" fo:language="el" fo:country="GR" style:text-underline-style="solid" style:text-underline-width="auto" style:text-underline-color="font-color" fo:font-weight="normal" officeooo:rsid="0026facb" style:font-size-asian="12pt" style:font-weight-asian="normal" style:font-size-complex="12pt" style:font-weight-complex="normal"/>
    </style:style>
    <style:style style:name="T13" style:family="text">
      <style:text-properties fo:font-size="12pt" fo:language="el" fo:country="GR" style:text-underline-style="solid" style:text-underline-width="auto" style:text-underline-color="font-color" fo:font-weight="normal" officeooo:rsid="00281900" style:font-size-asian="12pt" style:font-weight-asian="normal" style:font-size-complex="12pt" style:font-weight-complex="normal"/>
    </style:style>
    <style:style style:name="T14" style:family="text">
      <style:text-properties fo:font-size="12pt" fo:language="el" fo:country="GR" style:text-underline-style="solid" style:text-underline-width="auto" style:text-underline-color="font-color" fo:font-weight="normal" officeooo:rsid="00126953" style:font-size-asian="12pt" style:font-weight-asian="normal" style:font-size-complex="12pt" style:font-weight-complex="normal"/>
    </style:style>
    <style:style style:name="T15" style:family="text">
      <style:text-properties fo:font-size="12pt" fo:language="el" fo:country="GR" style:text-underline-style="solid" style:text-underline-width="auto" style:text-underline-color="font-color" fo:font-weight="normal" officeooo:rsid="002c3b72" style:font-size-asian="12pt" style:font-weight-asian="normal" style:font-size-complex="12pt" style:font-weight-complex="normal"/>
    </style:style>
    <style:style style:name="T16" style:family="text">
      <style:text-properties fo:font-size="12pt" fo:language="el" fo:country="GR" style:text-underline-style="solid" style:text-underline-width="auto" style:text-underline-color="font-color" fo:font-weight="normal" officeooo:rsid="0010ada7" fo:background-color="transparent" loext:char-shading-value="0" style:font-size-asian="12pt" style:font-weight-asian="normal" style:font-size-complex="12pt" style:font-weight-complex="normal"/>
    </style:style>
    <style:style style:name="T17" style:family="text">
      <style:text-properties fo:font-size="12pt" fo:language="el" fo:country="GR" style:text-underline-style="none" fo:font-weight="normal" officeooo:rsid="0010ada7" style:font-size-asian="12pt" style:font-weight-asian="normal" style:font-size-complex="12pt" style:font-weight-complex="normal"/>
    </style:style>
    <style:style style:name="T18" style:family="text">
      <style:text-properties fo:font-size="12pt" fo:language="el" fo:country="GR" style:text-underline-style="none" fo:font-weight="normal" officeooo:rsid="001f234d" style:font-size-asian="12pt" style:font-weight-asian="normal" style:font-size-complex="12pt" style:font-weight-complex="normal"/>
    </style:style>
    <style:style style:name="T19" style:family="text">
      <style:text-properties fo:font-size="12pt" fo:language="el" fo:country="GR" style:text-underline-style="none" fo:font-weight="normal" officeooo:rsid="0025bff5" style:font-size-asian="12pt" style:font-weight-asian="normal" style:font-size-complex="12pt" style:font-weight-complex="normal"/>
    </style:style>
    <style:style style:name="T20" style:family="text">
      <style:text-properties fo:font-size="12pt" fo:language="el" fo:country="GR" style:text-underline-style="none" fo:font-weight="normal" officeooo:rsid="0026facb" style:font-size-asian="12pt" style:font-weight-asian="normal" style:font-size-complex="12pt" style:font-weight-complex="normal"/>
    </style:style>
    <style:style style:name="T21" style:family="text">
      <style:text-properties fo:font-size="12pt" fo:language="el" fo:country="GR" style:text-underline-style="none" fo:font-weight="normal" officeooo:rsid="00281900" style:font-size-asian="12pt" style:font-weight-asian="normal" style:font-size-complex="12pt" style:font-weight-complex="normal"/>
    </style:style>
    <style:style style:name="T22" style:family="text">
      <style:text-properties fo:font-size="12pt" fo:language="el" fo:country="GR" style:text-underline-style="none" fo:font-weight="normal" officeooo:rsid="0010f2af" style:font-size-asian="12pt" style:font-weight-asian="normal" style:font-size-complex="12pt" style:font-weight-complex="normal"/>
    </style:style>
    <style:style style:name="T23" style:family="text">
      <style:text-properties fo:font-size="12pt" fo:language="el" fo:country="GR" style:text-underline-style="none" fo:font-weight="normal" officeooo:rsid="0028bd6d" style:font-size-asian="12pt" style:font-weight-asian="normal" style:font-size-complex="12pt" style:font-weight-complex="normal"/>
    </style:style>
    <style:style style:name="T24" style:family="text">
      <style:text-properties fo:font-size="12pt" fo:language="el" fo:country="GR" style:text-underline-style="none" fo:font-weight="normal" officeooo:rsid="002a3c8e" style:font-size-asian="12pt" style:font-weight-asian="normal" style:font-size-complex="12pt" style:font-weight-complex="normal"/>
    </style:style>
    <style:style style:name="T25" style:family="text">
      <style:text-properties fo:font-size="12pt" fo:language="el" fo:country="GR" style:text-underline-style="none" fo:font-weight="normal" officeooo:rsid="002b9227" style:font-size-asian="12pt" style:font-weight-asian="normal" style:font-size-complex="12pt" style:font-weight-complex="normal"/>
    </style:style>
    <style:style style:name="T26" style:family="text">
      <style:text-properties fo:font-size="12pt" fo:language="el" fo:country="GR" style:text-underline-style="none" fo:font-weight="normal" officeooo:rsid="002c21a7" style:font-size-asian="12pt" style:font-weight-asian="normal" style:font-size-complex="12pt" style:font-weight-complex="normal"/>
    </style:style>
    <style:style style:name="T27" style:family="text">
      <style:text-properties fo:font-size="12pt" fo:language="el" fo:country="GR" style:text-underline-style="none" fo:font-weight="normal" officeooo:rsid="002c3b72" style:font-size-asian="12pt" style:font-weight-asian="normal" style:font-size-complex="12pt" style:font-weight-complex="normal"/>
    </style:style>
    <style:style style:name="T28" style:family="text">
      <style:text-properties fo:font-size="12pt" fo:language="el" fo:country="GR" style:text-underline-style="none" fo:font-weight="normal" officeooo:rsid="0010ada7" fo:background-color="transparent" loext:char-shading-value="0" style:font-size-asian="12pt" style:font-weight-asian="normal" style:font-size-complex="12pt" style:font-weight-complex="normal"/>
    </style:style>
    <style:style style:name="T29" style:family="text">
      <style:text-properties fo:font-size="12pt" fo:language="el" fo:country="GR" style:text-underline-style="none" fo:font-weight="normal" officeooo:rsid="0028bd6d" fo:background-color="transparent" loext:char-shading-value="0" style:font-size-asian="12pt" style:font-weight-asian="normal" style:font-size-complex="12pt" style:font-weight-complex="normal"/>
    </style:style>
    <style:style style:name="T30" style:family="text">
      <style:text-properties officeooo:rsid="001f234d"/>
    </style:style>
    <style:style style:name="T31" style:family="text">
      <style:text-properties officeooo:rsid="0020fd36"/>
    </style:style>
    <style:style style:name="T32" style:family="text">
      <style:text-properties officeooo:rsid="002c3b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ΑΝΤΙΚΕΙΜΕΝΟΣΤΡΑΦΗΣ ΠΡΟΓΡΑΜΜΑΤΙΣΜΟΣ</text:p>
      <text:p text:style-name="P2">ΕΡΓΑΣΙΑ 3</text:p>
      <text:p text:style-name="P1"/>
      <text:p text:style-name="P10"/>
      <text:p text:style-name="P10"><text:s/></text:p>
      <text:p text:style-name="P8">Γενικά:</text:p>
      <text:p text:style-name="P4"/>
      <text:list xml:id="list1587526772" text:style-name="L1">
        <text:list-item>
          <text:p text:style-name="P11">Το πρόγραμμα μεταγλωττίζεται με την εντολή make και τρέχει με την εντολή:</text:p>
        </text:list-item>
      </text:list>
      <text:p text:style-name="P9"><text:span text:style-name="T8"><text:tab/><text:tab/>./school &lt;int&gt;cClass &lt;int&gt;</text:span><text:span text:style-name="T9">Lj</text:span><text:span text:style-name="T8"> &lt;int&gt;</text:span><text:span text:style-name="T9">Ls</text:span><text:span text:style-name="T8"> &lt;int&gt;</text:span><text:span text:style-name="T9">Lt</text:span><text:span text:style-name="T8"> &lt;int&gt;</text:span><text:span text:style-name="T9">N</text:span></text:p>
      <text:p text:style-name="P6"/>
      <text:list xml:id="list463668512" text:style-name="L2">
        <text:list-item>
          <text:p text:style-name="P27"><text:span text:style-name="T9">Χ</text:span><text:span text:style-name="T7">ρησιμοποιήθηκαν τα αρχεία της 1ης εργασίας και έγιναν οι απαραίτητες αλλαγές.</text:span></text:p>
        </text:list-item>
      </text:list>
      <text:p text:style-name="P5"/>
      <text:list xml:id="list503570769" text:style-name="L3">
        <text:list-item>
          <text:p text:style-name="P28"><text:span text:style-name="T8">Δημιουργ</text:span><text:span text:style-name="T9">ούνται</text:span><text:span text:style-name="T8"> </text:span><text:span text:style-name="T9">cClass*</text:span><text:span text:style-name="T10">2</text:span><text:span text:style-name="T9">0</text:span><text:span text:style-name="T8"> μαθητ</text:span><text:span text:style-name="T9">ές, ώστε να υπάρχουν αρκετοί για κάθε τάξη και για να περισσέψουν στους διαδρόμους</text:span><text:span text:style-name="T8">.</text:span></text:p>
          <text:p text:style-name="P22"/>
        </text:list-item>
        <text:list-item>
          <text:p text:style-name="P12">Οι μαθητές δημιουργούνται στη main και αποθηκεύονται σε έναν πίνακα όπου βρίσκονται όλοι οι μαθητές που είναι εκτός σχολείου. Οι μαθητές που εισέρχονται στο σχολείο διαγράφονται από τον παραπάνω πίνακα.</text:p>
          <text:p text:style-name="P22"/>
        </text:list-item>
        <text:list-item>
          <text:p text:style-name="P12">Οι καθηγητές δημιουργούνται στη main και αποθηκεύονται σε έναν αντίστοιχο πίνακα. Ο αριθμός τους είναι ίσος με τον αριθμό των τάξεων του σχολείου. </text:p>
          <text:p text:style-name="P22"/>
        </text:list-item>
        <text:list-item>
          <text:p text:style-name="P12">Οι μαθητές και οι καθηγητές όταν δημιουργούνται, δέχονται ένα όνομα που αποτελείται από ένα τυχαίο string.</text:p>
          <text:p text:style-name="P24"/>
        </text:list-item>
        <text:list-item>
          <text:p text:style-name="P13">Οι αριθμοί των ορόφων δίνονται σειριακά (1-3) και των τάξεων αποτελούνται από 2 ψηφία. Το 1ο εκφράζει τον όροφο και το 2ο την αίθουσα και δίνεται πάλι σειριακά (1-6 για κάθε όροφο).</text:p>
          <text:p text:style-name="P13"/>
        </text:list-item>
        <text:list-item>
          <text:p text:style-name="P16">Σε κάθε όροφο, οι junior τάξεις είναι οι 1 ως 3 και οι senior οι 4 ως 6. Οι μαθητές που δημιουργούνται παίρνουν τυχαίους αριθμούς αιθουσών που αντιστοιχούν στο γκρουπ που ανήκουν.</text:p>
          <text:p text:style-name="P25"/>
        </text:list-item>
        <text:list-item>
          <text:p text:style-name="P14">Οι μαθητές που βρίσκονται σε κάποιον χώρο του σχολείου πλέον αναπαρίστανται από έναν vector στην υπερκλάση Room. Επιλέχθηκε vector, ώστε να μπορεί να γίνεται exit από έναν χώρο ενός τυχαίου μαθητή, και να μην γίνονται οι exit και enter σειριακά.</text:p>
          <text:p text:style-name="P14"/>
        </text:list-item>
        <text:list-item>
          <text:p text:style-name="P14">Όλες οι παράμετροι των ανθρώπων και των χώρων αποθηκεύονται και <text:span text:style-name="T30">χρησιμοποιούνται μέσω των υπερκλάσεων που τους αντιστοιχούν, στις οποίες περιλαμβάνονται ως protected.</text:span></text:p>
          <text:p text:style-name="P15">Οι περισσότερες εκτελούν τις συναρτήσεις των υπερκλάσεων κατευθείαν, με εξαίρεση την Floor, την Class και τη SchoolBuilding, που έχουν ορισμένες διαφορετικές λειτουργίες και <text:span text:style-name="T31">περι</text:span>έχουν κάποιες δικιές τους <text:span text:style-name="T31">συναρτήσεις που χρησιμοποιούνται αντί αυτές των υπερκλάσεων</text:span>.</text:p>
        </text:list-item>
      </text:list>
      <text:p text:style-name="P7"/>
      <text:p text:style-name="P7"/>
      <text:p text:style-name="P7"/>
      <text:p text:style-name="P8"/>
      <text:p text:style-name="P38">Περιλαμβάνονται τα αρχεία:</text:p>
      <text:p text:style-name="P20">Καινούργια αρχεία:</text:p>
      <text:p text:style-name="P20"/>
      <text:list xml:id="list4002384209" text:style-name="L5">
        <text:list-item>
          <text:p text:style-name="P34"><text:span text:style-name="T12">JuniorStudent και SeniorStudent classes:</text:span><text:span text:style-name="T20"> Αντιπροσωπεύουν έναν μαθητή του κάθε τύπου αντίστοιχα. </text:span><text:span text:style-name="T21">Είναι base classes και δε</text:span><text:span text:style-name="T20">ν παρέχουν καμία απολύτως λειτουργία, απλώς αρχικοποιούν την κλάση υπερκλάση τους Student.</text:span></text:p>
          <text:p text:style-name="P37"><text:span text:style-name="T20"/></text:p>
        </text:list-item>
        <text:list-item>
          <text:p text:style-name="P35"><text:span text:style-name="T12">Junior</text:span><text:span text:style-name="T13">Class</text:span><text:span text:style-name="T12"> και Senior</text:span><text:span text:style-name="T13">Class</text:span><text:span text:style-name="T12"> classes:</text:span><text:span text:style-name="T20"> Αντιπροσωπεύουν </text:span><text:span text:style-name="T21">μία τάξη</text:span><text:span text:style-name="T20"> του κάθε τύπου αντίστοιχα. </text:span><text:span text:style-name="T21">Είναι base classes και δε</text:span><text:span text:style-name="T20">ν παρέχουν καμία απολύτως λειτουργία, απλώς αρχικοποιούν την κλάση υπερκλάση τους </text:span><text:span text:style-name="T21">Class</text:span><text:span text:style-name="T20">.</text:span></text:p>
          <text:p text:style-name="P21"><text:span text:style-name="T1"/></text:p>
        </text:list-item>
        <text:list-item>
          <text:p text:style-name="P34"><text:span text:style-name="T12">Person class:</text:span><text:span text:style-name="T20"> Αντιπροσωπεύει ένα πρόσωπο και αποτελεί την </text:span><text:span text:style-name="T21">superclass</text:span><text:span text:style-name="T20"> των Student και Teacher. Εδώ </text:span><text:span text:style-name="T21">υλοποιούνται όλες οι συναρτήσεις σχετικές με τα άτομα και </text:span><text:span text:style-name="T20">αποθηκεύονται όλα τα </text:span><text:span text:style-name="T21">σχετικά </text:span><text:span text:style-name="T20">πεδία </text:span><text:span text:style-name="T21">ως protected, ώστε να χρησιμοποιούνται εύκολα από τις subclasses της.</text:span></text:p>
          <text:p text:style-name="P34"><text:span text:style-name="T21"/></text:p>
        </text:list-item>
        <text:list-item>
          <text:p text:style-name="P36"><text:span text:style-name="T15">Room</text:span><text:span text:style-name="T12"> class:</text:span><text:span text:style-name="T20"> Αντιπροσωπεύει ένα </text:span><text:span text:style-name="T27">χώρο του σχολείου</text:span><text:span text:style-name="T20"> και αποτελεί την </text:span><text:span text:style-name="T21">superclass</text:span><text:span text:style-name="T20"> των </text:span><text:span text:style-name="T27">Class, Corridor, Floor, SchoolBuilding, Stairs και Yard</text:span><text:span text:style-name="T20">. Εδώ </text:span><text:span text:style-name="T21">υλοποιούνται όλες οι συναρτήσεις σχετικές με τ</text:span><text:span text:style-name="T27">ους χώρους</text:span><text:span text:style-name="T21"> και </text:span><text:span text:style-name="T20">αποθηκεύονται όλα τα </text:span><text:span text:style-name="T21">σχετικά </text:span><text:span text:style-name="T20">πεδία </text:span><text:span text:style-name="T21">ως protected, ώστε να χρησιμοποιούνται εύκολα από τις subclasses της. </text:span><text:span text:style-name="T27">Χρησιμοποιούνται vectors για την αποθήκευση των μαθητών στους χώρους.</text:span></text:p>
          <text:p text:style-name="P34"><text:span text:style-name="T21"/></text:p>
        </text:list-item>
      </text:list>
      <text:p text:style-name="P5"/>
      <text:p text:style-name="P20">Αρχεία από την 1η εργασία:</text:p>
      <text:p text:style-name="P20"/>
      <text:list xml:id="list1908951748" text:style-name="L4">
        <text:list-item>
          <text:p text:style-name="P29"><text:span text:style-name="T11">main:</text:span><text:span text:style-name="T17"> Δημιουργεί ένα αντικείμενο SchoolBuilding, δημιουργεί </text:span><text:span text:style-name="T18">cClass*</text:span><text:span text:style-name="T19">2</text:span><text:span text:style-name="T18">0 </text:span><text:span text:style-name="T17">μαθητ</text:span><text:span text:style-name="T18">ές</text:span><text:span text:style-name="T17"> </text:span><text:span text:style-name="T18">(μισούς Senior και μισούς Junior) </text:span><text:span text:style-name="T17">και καθηγητές ίσους με το σύνολο των τάξεων. Εισάγει τους μαθητές στα μέρη του σχολείου με τη σειρά που δίνονται στην εκφώνηση. Όταν </text:span><text:span text:style-name="T18">οι τάξεις</text:span><text:span text:style-name="T17"> γεμίσ</text:span><text:span text:style-name="T18">ουν</text:span><text:span text:style-name="T17"> ή </text:span><text:span text:style-name="T18">μπουν</text:span><text:span text:style-name="T17"> όλοι οι μαθητές </text:span><text:span text:style-name="T18">στις δικές τους</text:span><text:span text:style-name="T17">, </text:span><text:span text:style-name="T18">το σχολείο λειτουργεί Ν ώρες, </text:span><text:span text:style-name="T17">εκτυπώνεται, απελευθερώνεται η μνήμη και το πρόγραμμα τερματίζε</text:span><text:span text:style-name="T18">τα</text:span><text:span text:style-name="T17">ι.</text:span></text:p>
          <text:p text:style-name="P26"/>
        </text:list-item>
        <text:list-item>
          <text:p text:style-name="P30"><text:span text:style-name="T11">Cl</text:span><text:span text:style-name="T16">ass class:</text:span><text:span text:style-name="T28"> </text:span><text:span text:style-name="T29">Κληρονομεί την Room, α</text:span><text:span text:style-name="T28">ντιπ</text:span><text:span text:style-name="T17">ροσωπεύει μία τάξη του σχολείου και περιλαμβάνει </text:span><text:span text:style-name="T22">τον αριθμό της, μία μέγιστη χωρητικότητα που δίνεται από τη γραμμή εντολών και έναν καθηγητή. </text:span><text:span text:style-name="T23">Χρησιμοποιεί τα πεδία της Room, αλλά περιέχει τις δικιές τις συναρτήσεις, καθώς διαφέρουν οι λειτουργίες της από των περισσότερων Rooms.</text:span></text:p>
          <text:p text:style-name="P26"/>
        </text:list-item>
        <text:list-item>
          <text:p text:style-name="P17">Corridor class:<text:span text:style-name="T1"> </text:span><text:span text:style-name="T5">Κληρονομεί την Room και α</text:span><text:span text:style-name="T1">ντιπροσωπεύει ένα διάδρομο του σχολείου</text:span><text:span text:style-name="T2">. </text:span><text:span text:style-name="T5">Χρησιμοποιεί τα πεδία και τις συναρτήσεις του Room και περιλαμβάνει 1 δική της συνάρτηση, καθώς χρησιμοποιείται μόνο εδώ.</text:span></text:p>
          <text:p text:style-name="P26"/>
        </text:list-item>
        <text:list-item>
          <text:p text:style-name="P31"><text:span text:style-name="T11">Floor class:</text:span><text:span text:style-name="T17"> </text:span><text:span text:style-name="T29">Κληρονομεί την Room, α</text:span><text:span text:style-name="T17">ντιπροσωπεύει έναν όροφο του σχολείου και περιλαμβάνει </text:span><text:span text:style-name="T22">τον αριθμό του, έναν διάδρομο και </text:span><text:span text:style-name="T23">2</text:span><text:span text:style-name="T22"> πίνακ</text:span><text:span text:style-name="T23">ες, έναν</text:span><text:span text:style-name="T22"> με </text:span><text:span text:style-name="T23">3 junior και έναν με 3 senior classes, </text:span><text:span text:style-name="T24">καθώς και τις δικιές του συναρτήσεις.</text:span><text:span text:style-name="T22"> </text:span></text:p>
          <text:p text:style-name="P26"/>
        </text:list-item>
        <text:list-item>
          <text:p text:style-name="P29"><text:span text:style-name="T14">utilities</text:span><text:span text:style-name="T11">:</text:span><text:span text:style-name="T17"> Περιλαμβάνει </text:span><text:span text:style-name="T24">μία συνάρτηση που επιστρέφει τυχαία strings. Χρησιμοποιείται για τη δημιουργία των ονομάτων των ατόμων.</text:span></text:p>
          <text:p text:style-name="P26"/>
        </text:list-item>
        <text:list-item>
          <text:p text:style-name="P18">SchoolBuilding class:<text:span text:style-name="T1"> </text:span><text:span text:style-name="T3">Κληρονομεί την Room, </text:span><text:span text:style-name="T4">α</text:span><text:span text:style-name="T1">ντιπροσωπεύει το σχολείο και περιλαμβάνει έναν πίνακα με τους 3 ορόφους του σχολείου, έναν δείκτη στο προαύλιο και έναν στις σκάλες, </text:span><text:span text:style-name="T6">καθώς και τις δικιές του συναρτήσεις.</text:span></text:p>
          <text:p text:style-name="P26"/>
        </text:list-item>
        <text:list-item>
          <text:p text:style-name="P32"><text:soft-page-break/><text:span text:style-name="T11">Stair class:</text:span><text:span text:style-name="T17"> </text:span><text:span text:style-name="T23">Κληρονομεί την Room και α</text:span><text:span text:style-name="T17">ντιπροσωπεύει </text:span><text:span text:style-name="T24">τις</text:span><text:span text:style-name="T17"> </text:span><text:span text:style-name="T24">σκάλες</text:span><text:span text:style-name="T17"> του σχολείου</text:span><text:span text:style-name="T22">. </text:span><text:span text:style-name="T23">Χρησιμοποιεί τα πεδία και τις συναρτήσεις του Room και περιλαμβάνει 1 δική της συνάρτηση, καθώς χρησιμοποιείται μόνο εδώ.</text:span></text:p>
          <text:p text:style-name="P26"/>
        </text:list-item>
        <text:list-item>
          <text:p text:style-name="P32"><text:span text:style-name="T11">Student class:</text:span><text:span text:style-name="T17"> </text:span><text:span text:style-name="T24">Κληρονομεί την Person </text:span><text:span text:style-name="T25">και</text:span><text:span text:style-name="T24"> α</text:span><text:span text:style-name="T17">ντιπροσωπεύει έναν μαθητή. </text:span><text:span text:style-name="T25">Χ</text:span><text:span text:style-name="T23">ρησιμοποιεί τα πεδία και τις συναρτήσεις του </text:span><text:span text:style-name="T24">Person</text:span><text:span text:style-name="T23"> και περιλαμβάνει 1 δική της συνάρτηση, καθώς χρησιμοποιείται μόνο εδώ.</text:span></text:p>
          <text:p text:style-name="P26"/>
        </text:list-item>
        <text:list-item>
          <text:p text:style-name="P33"><text:span text:style-name="T11">Teacher class:</text:span><text:span text:style-name="T17"> </text:span><text:span text:style-name="T24">Κληρονομεί την Person </text:span><text:span text:style-name="T25">και</text:span><text:span text:style-name="T24"> α</text:span><text:span text:style-name="T17">ντιπροσωπεύει έναν </text:span><text:span text:style-name="T25">καθηγητή</text:span><text:span text:style-name="T17">. </text:span><text:span text:style-name="T25">Χ</text:span><text:span text:style-name="T23">ρησιμοποιεί τα πεδία και τις συναρτήσεις του </text:span><text:span text:style-name="T24">Person</text:span><text:span text:style-name="T23"> και περιλαμβάνει 1 δική της συνάρτηση, καθώς χρησιμοποιείται μόνο εδώ.</text:span></text:p>
          <text:p text:style-name="P26"/>
        </text:list-item>
        <text:list-item>
          <text:p text:style-name="P33"><text:span text:style-name="T11">Yard class:</text:span><text:span text:style-name="T17"> </text:span><text:span text:style-name="T23">Κληρονομεί την Room και α</text:span><text:span text:style-name="T17">ντιπροσωπεύει </text:span><text:span text:style-name="T24">τ</text:span><text:span text:style-name="T25">το προαύλιο </text:span><text:span text:style-name="T17">του σχολείου</text:span><text:span text:style-name="T22">. </text:span><text:span text:style-name="T23">Χρησιμοποιεί τα πεδία και τις συναρτήσεις του Room, </text:span><text:span text:style-name="T26">η ίδια απλώς αρχικοποιεί το Room.</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01:04:05.003659555</meta:creation-date>
    <dc:date>2020-12-14T23:32:39.508755633</dc:date>
    <meta:editing-duration>PT1H9M53S</meta:editing-duration>
    <meta:editing-cycles>14</meta:editing-cycles>
    <meta:generator>LibreOffice/6.4.6.2$Linux_X86_64 LibreOffice_project/40$Build-2</meta:generator>
    <meta:document-statistic meta:table-count="0" meta:image-count="0" meta:object-count="0" meta:page-count="3" meta:paragraph-count="53" meta:word-count="807" meta:character-count="5254" meta:non-whitespace-character-count="4519"/>
  </office:meta>
</office:document-meta>
</file>